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eb0013" draw:stroke="none" fo:margin="1.000000000000000pt" style:wrap="biggest" style:wrap-dynamic-threshold="0.000000000000000pt" svg:fill-rule="evenodd"/>
    </style:style>
    <style:style style:name="gr3" style:family="graphic">
      <style:graphic-properties draw:fill="solid" draw:fill-color="#239e46"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71" draw:layer="" svg:width="149.99978400000pt" svg:height="100.00000000000pt"/>
          <draw:path draw:style-name="gr3" draw:id="shape3" draw:name="path401" draw:layer="" svg:width="38.54873987953pt" svg:height="36.02570351832pt" svg:x="56.11724000000pt" svg:y="29.52918320000pt" svg:viewBox="0 0 39 36" svg:d="M23.6128 24.642L7.33326 35.7536L11.528 23.2164L13.7069 24.7565L12.1436 29.3363L22.7605 21.8687ZM25.2827 17.3854L30.9654 36.0257L20.2944 28.2534L22.4892 26.7352L26.2867 29.5163L22.3179 17.2813ZM18.5465 13.6842L38.5487 13.7072L27.6484 21.3805L26.7762 18.8966L30.8293 16.2484L17.6064 16.4304L18.5465 13.6843ZM12.891 18.6676L19.2247 0L23.584 12.8338L20.8941 12.867L19.2882 7.95116L15.2706 20.3964ZM16.1369 25.3763L0 13.8162L13.6218 13.7134L12.8272 16.2218L7.77144 16.2018L18.5542 23.6979Z" koffice:nodeTypes="ccccccccccccc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padding-top="0.000000000000000pt"/>
    </style:default-style>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4:55</dc:date>
    <meta:creation-date>2011-05-22T06:11:06</meta:creation-date>
    <dc:creator>Yue Liu</dc:creator>
  </office:meta>
</office:document-meta>
</file>